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 style:master-page-name="">
      <style:table-properties style:width="18.9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006cm"/>
    </style:style>
    <style:style style:name="Table12.K" style:family="table-column">
      <style:table-column-properties style:column-width="0.295cm"/>
    </style:style>
    <style:style style:name="Table12.M" style:family="table-column">
      <style:table-column-properties style:column-width="1.907cm"/>
    </style:style>
    <style:style style:name="Table12.O" style:family="table-column">
      <style:table-column-properties style:column-width="0.393cm"/>
    </style:style>
    <style:style style:name="Table12.Q" style:family="table-column">
      <style:table-column-properties style:column-width="1.808cm"/>
    </style:style>
    <style:style style:name="Table12.S" style:family="table-column">
      <style:table-column-properties style:column-width="0.492cm"/>
    </style:style>
    <style:style style:name="Table12.U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2" style:family="table-row">
      <style:table-row-properties fo:background-color="transparent" fo:keep-together="auto">
        <style:background-image/>
      </style:table-row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C2" style:family="table-cell">
      <style:table-cell-properties style:vertical-align="" fo:background-color="transparent" fo:padding="0.049cm" fo:border-left="none" fo:border-right="none" fo:border-top="none" fo:border-bottom="0.5pt solid #000000" style:writing-mode="lr-tb">
        <style:background-image/>
      </style:table-cell-properties>
    </style:style>
    <style:style style:name="Table12.T2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e12.3" style:family="table-row">
      <style:table-row-properties style:min-row-height="0.411cm"/>
    </style:style>
    <style:style style:name="Table12.A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4" style:family="table-row">
      <style:table-row-properties style:min-row-height="0.411cm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K4" style:family="table-cell">
      <style:table-cell-properties style:vertical-align="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le12.5" style:family="table-row">
      <style:table-row-properties style:min-row-height="0.011cm"/>
    </style:style>
    <style:style style:name="Table12.S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7" style:family="table-row">
      <style:table-row-properties style:min-row-height="0.011cm"/>
    </style:style>
    <style:style style:name="Table12.A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K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O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S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A9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9.999cm"/>
    </style:style>
    <style:style style:name="Table10.B" style:family="table-column">
      <style:table-column-properties style:column-width="0.199cm"/>
    </style:style>
    <style:style style:name="Table10.C" style:family="table-column">
      <style:table-column-properties style:column-width="2.401cm"/>
    </style:style>
    <style:style style:name="Table10.G" style:family="table-column">
      <style:table-column-properties style:column-width="3.6cm"/>
    </style:style>
    <style:style style:name="Table10.1" style:family="table-row">
      <style:table-row-properties style:min-row-height="0.411cm"/>
    </style:style>
    <style:style style:name="Table10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0.E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9" style:family="table">
      <style:table-properties style:width="18.999cm" table:align="left"/>
    </style:style>
    <style:style style:name="Table9.A" style:family="table-column">
      <style:table-column-properties style:column-width="9.999cm"/>
    </style:style>
    <style:style style:name="Table9.B" style:family="table-column">
      <style:table-column-properties style:column-width="0.199cm"/>
    </style:style>
    <style:style style:name="Table9.C" style:family="table-column">
      <style:table-column-properties style:column-width="2.401cm"/>
    </style:style>
    <style:style style:name="Table9.G" style:family="table-column">
      <style:table-column-properties style:column-width="3.6cm"/>
    </style:style>
    <style:style style:name="Table9.1" style:family="table-row">
      <style:table-row-properties style:min-row-height="0.411cm"/>
    </style:style>
    <style:style style:name="Table9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9.E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9.G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ab586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a4ec9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b5862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4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79" style:family="paragraph" style:parent-style-name="Standard">
      <style:text-properties fo:font-size="2pt" officeooo:paragraph-rsid="02b219d0" style:font-size-asian="1.75pt" style:font-size-complex="2pt"/>
    </style:style>
    <style:style style:name="P180" style:family="paragraph" style:parent-style-name="Standard">
      <style:text-properties officeooo:paragraph-rsid="02b219d0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2b219d0" style:font-size-asian="7pt" style:font-style-asian="italic" style:font-weight-asian="normal" style:font-size-complex="7pt" style:font-style-complex="italic" style:font-weight-complex="normal" text:display="true"/>
    </style:style>
    <style:style style:name="P1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219d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219d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219d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219d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219d0" fo:background-color="transparent" style:font-size-asian="7pt" style:font-size-complex="7pt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219d0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219d0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219d0" fo:background-color="transparent" style:font-size-asian="7pt" style:font-size-complex="7pt"/>
    </style:style>
    <style:style style:name="P20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etter-spacing="0.007cm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0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20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219d0" fo:background-color="transparent" style:font-size-asian="7pt" style:font-weight-asian="normal" style:font-size-complex="7pt" style:font-weight-complex="normal"/>
    </style:style>
    <style:style style:name="P20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219d0" fo:background-color="transparent" style:font-size-asian="7pt" style:font-weight-asian="normal" style:font-size-complex="7pt" style:font-weight-complex="normal"/>
    </style:style>
    <style:style style:name="P2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b219d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font-size="2pt" fo:language="it" fo:country="IT" style:text-underline-style="none" officeooo:rsid="00481ece" style:font-size-asian="2pt" style:font-name-complex="Calibri" style:font-size-complex="2pt"/>
    </style:style>
    <style:style style:name="T17" style:family="text">
      <style:text-properties fo:color="#000000" fo:font-size="2pt" style:font-size-asian="2pt" style:font-size-complex="2pt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7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1" style:family="text">
      <style:text-properties fo:color="#000000" fo:language="it" fo:country="IT" style:text-underline-style="none" officeooo:rsid="00481ece" style:font-name-complex="Calibri"/>
    </style:style>
    <style:style style:name="T32" style:family="text">
      <style:text-properties fo:color="#333333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6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7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8" style:family="text">
      <style:text-properties fo:color="#333333" fo:font-size="2pt" style:font-size-asian="2pt" style:font-size-complex="2pt"/>
    </style:style>
    <style:style style:name="T39" style:family="text">
      <style:text-properties fo:color="#333333" fo:font-size="2pt" style:font-size-asian="2pt" style:font-name-complex="Times New Roman" style:font-size-complex="2pt"/>
    </style:style>
    <style:style style:name="T40" style:family="text">
      <style:text-properties fo:color="#333333" fo:font-size="2pt" officeooo:rsid="016a1d2a" style:font-size-asian="2pt" style:font-name-complex="Times New Roman" style:font-size-complex="2pt"/>
    </style:style>
    <style:style style:name="T41" style:family="text">
      <style:text-properties fo:color="#333333" fo:font-size="2pt" fo:language="it" fo:country="IT" style:text-underline-style="none" officeooo:rsid="00481ece" style:font-size-asian="2pt" style:font-size-complex="2pt"/>
    </style:style>
    <style:style style:name="T42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4" style:family="text">
      <style:text-properties fo:color="#333333" fo:font-size="7pt" style:font-size-asian="7pt" style:font-size-complex="7pt"/>
    </style:style>
    <style:style style:name="T45" style:family="text">
      <style:text-properties fo:color="#333333" fo:font-size="7pt" officeooo:rsid="00e801d6" style:font-size-asian="7pt" style:font-name-complex="Times New Roman" style:font-size-complex="7pt"/>
    </style:style>
    <style:style style:name="T46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7" style:family="text">
      <style:text-properties fo:color="#333333" fo:font-weight="bold" style:font-weight-asian="bold" style:font-name-complex="Helvetica" style:font-weight-complex="bold"/>
    </style:style>
    <style:style style:name="T48" style:family="text">
      <style:text-properties officeooo:rsid="013aad73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93c4ce" fo:background-color="transparent" loext:char-shading-value="0"/>
    </style:style>
    <style:style style:name="T5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2" style:family="text">
      <style:text-properties officeooo:rsid="0090aa57"/>
    </style:style>
    <style:style style:name="T53" style:family="text">
      <style:text-properties officeooo:rsid="01889bc9"/>
    </style:style>
    <style:style style:name="T54" style:family="text">
      <style:text-properties officeooo:rsid="01833024"/>
    </style:style>
    <style:style style:name="T55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1431666" style:font-weight-asian="bold" style:font-name-complex="Times New Roman" style:font-weight-complex="bold"/>
    </style:style>
    <style:style style:name="T58" style:family="text">
      <style:text-properties fo:font-weight="bold" officeooo:rsid="0263ff30" style:font-weight-asian="bold" style:font-name-complex="Times New Roman" style:font-weight-complex="bold"/>
    </style:style>
    <style:style style:name="T5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0" style:family="text">
      <style:text-properties officeooo:rsid="0093c4ce"/>
    </style:style>
    <style:style style:name="T61" style:family="text">
      <style:text-properties fo:font-style="normal" fo:background-color="transparent" loext:char-shading-value="0" style:font-style-asian="normal" style:font-style-complex="normal"/>
    </style:style>
    <style:style style:name="T62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3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font-size="7pt" officeooo:rsid="01431666" style:font-size-asian="7pt" style:font-size-complex="7pt"/>
    </style:style>
    <style:style style:name="T76" style:family="text">
      <style:text-properties fo:font-size="7pt" officeooo:rsid="01431666" style:font-size-asian="7pt" style:font-name-complex="Times New Roman" style:font-size-complex="7pt"/>
    </style:style>
    <style:style style:name="T77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78" style:family="text">
      <style:text-properties officeooo:rsid="01431666" style:font-name-complex="Times New Roman"/>
    </style:style>
    <style:style style:name="T79" style:family="text">
      <style:text-properties officeooo:rsid="0263ff30" style:font-name-complex="Times New Roman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9"><text:bookmark text:name="__DdeLink__1011_742129671"/><text:placeholder text:placeholder-type="text">&lt;setLang(o.partner_id.lang or  'en_US')&gt;</text:placeholder><text:span text:style-name="T45"><text:placeholder text:placeholder-type="text">&lt;translate(u'CODE')&gt;</text:placeholder></text:span></text:p>
            </table:table-cell>
            <table:table-cell table:style-name="Tabella2.B1" office:value-type="string">
              <text:p text:style-name="P126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30"><text:placeholder text:placeholder-type="text">&lt;translate(u'ITEM PHOTO')&gt;</text:placeholder></text:p>
            </table:table-cell>
            <table:table-cell table:style-name="Tabella2.B1" office:value-type="string">
              <text:p text:style-name="P130"><text:placeholder text:placeholder-type="text">&lt;translate(u'ORDERED COLOUR')&gt;</text:placeholder></text:p>
            </table:table-cell>
            <table:table-cell table:style-name="Tabella2.A1" office:value-type="string">
              <text:p text:style-name="P129"><text:placeholder text:placeholder-type="text">&lt;translate(u'Q.TY')&gt;</text:placeholder></text:p>
            </table:table-cell>
            <table:table-cell table:style-name="Tabella2.A1" office:value-type="string">
              <text:p text:style-name="P128"><text:bookmark-start text:name="__DdeLink__1383_742129671"/><text:placeholder text:placeholder-type="text">&lt;translate(u'RETAIL PRICE')&gt;</text:placeholder><text:bookmark-end text:name="__DdeLink__1383_742129671"/></text:p>
              <text:p text:style-name="P128"><text:placeholder text:placeholder-type="text">&lt;o.currency_id.symbol&gt;</text:placeholder></text:p>
            </table:table-cell>
            <table:table-cell table:style-name="Tabella2.A1" office:value-type="string">
              <text:p text:style-name="P128"><text:placeholder text:placeholder-type="text">&lt;translate(u'DISC OUNT')&gt;</text:placeholder></text:p>
              <text:p text:style-name="P128">%</text:p>
            </table:table-cell>
            <table:table-cell table:style-name="Tabella2.A1" office:value-type="string">
              <text:p text:style-name="P127"><text:span text:style-name="Strong_20_Emphasis"><text:span text:style-name="T67"><text:placeholder text:placeholder-type="text">&lt;translate(u'NET AMOUNT')&gt;</text:placeholder></text:span></text:span></text:p>
              <text:p text:style-name="P127"><text:span text:style-name="Strong_20_Emphasis"><text:span text:style-name="T67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3"/>
            </table:table-cell>
            <table:table-cell table:style-name="Tabella2.A1" office:value-type="string">
              <text:p text:style-name="P128"><text:placeholder text:placeholder-type="text">&lt;translate(u'TOTAL')&gt;</text:placeholder></text:p>
              <text:p text:style-name="P131"><text:placeholder text:placeholder-type="text">&lt;translate(u'AMOUNT')&gt;</text:placeholder></text:p>
              <text:p text:style-name="P128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1"><text:placeholder text:placeholder-type="text">&lt;ddt['description'] or ''&gt;</text:placeholder>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2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59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5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3"><text:span text:style-name="Strong_20_Emphasis"><text:span text:style-name="T71"><text:placeholder text:placeholder-type="text">&lt;if test="line.product_id.product_tmpl_id.prefix_code"&gt;</text:placeholder></text:span></text:span></text:p>
            <text:p text:style-name="P52"><text:span text:style-name="Strong_20_Emphasis"><text:span text:style-name="T70"><text:placeholder text:placeholder-type="text">&lt;line.product_id.product_tmpl_id.prefix_code&gt;</text:placeholder></text:span></text:span></text:p>
            <text:p text:style-name="P52"><text:bookmark-start text:name="__DdeLink__5188_1813818322"/><text:bookmark-start text:name="__DdeLink__4328_788379106"/><text:span text:style-name="Strong_20_Emphasis"><text:span text:style-name="T70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2"><text:bookmark-start text:name="__DdeLink__14861_788379106"/><text:span text:style-name="Strong_20_Emphasis"><text:span text:style-name="T71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2"><text:placeholder text:placeholder-type="text">&lt;line.name.replace('(NO DESC)', '')&gt;</text:placeholder></text:p>
            <text:p text:style-name="P77"><text:span text:style-name="Strong_20_Emphasis"><text:span text:style-name="T72"><text:placeholder text:placeholder-type="text">&lt;if test="check_installed_module('partner_product_additional_description')"&gt;</text:placeholder></text:span></text:span></text:p>
            <text:p text:style-name="P77"><text:span text:style-name="Strong_20_Emphasis"><text:span text:style-name="T72"><text:placeholder text:placeholder-type="text">&lt;if test="line.invoice_id.partner_product_additional_description_id"&gt;</text:placeholder></text:span></text:span></text:p>
            <text:p text:style-name="P77"><text:span text:style-name="Strong_20_Emphasis"><text:span text:style-name="T68"><text:placeholder text:placeholder-type="text">&lt;line.invoice_id.partner_product_additional_description_id.name&gt;</text:placeholder></text:span></text:span></text:p>
            <text:p text:style-name="P77"><text:span text:style-name="Strong_20_Emphasis"><text:span text:style-name="T72"><text:placeholder text:placeholder-type="text">&lt;/if&gt;</text:placeholder></text:span></text:span></text:p>
            <text:p text:style-name="P104"><text:bookmark-start text:name="__DdeLink__1306_110173853911"/><text:span text:style-name="Strong_20_Emphasis"><text:span text:style-name="T73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5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6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39"><text:placeholder text:placeholder-type="text">&lt;if test="line.quantity != 0.00"&gt;</text:placeholder></text:p>
            <text:p text:style-name="P144"><text:placeholder text:placeholder-type="text">&lt;formatLang(line.quantity or 0.00)&gt;</text:placeholder></text:p>
            <text:p text:style-name="P138"><text:placeholder text:placeholder-type="text">&lt;/if&gt;</text:placeholder></text:p>
          </table:table-cell>
          <table:table-cell table:style-name="Tabella2.F9" office:value-type="string">
            <text:p text:style-name="P166"><text:bookmark-start text:name="__DdeLink__3778_861959380"/><text:placeholder text:placeholder-type="text">&lt;if test="line.quantity != 0.00 and not o.print_net_price"&gt;</text:placeholder></text:p>
            <text:p text:style-name="P35"><text:placeholder text:placeholder-type="text">&lt;formatLang(line.price_unit)&gt;</text:placeholder></text:p>
            <text:p text:style-name="P167"><text:placeholder text:placeholder-type="text">&lt;/if&gt;</text:placeholder></text:p>
            <text:p text:style-name="P167"><text:placeholder text:placeholder-type="text">&lt;if test="line.quantity != 0.00 and o.print_net_price"&gt;</text:placeholder></text:p>
            <text:p text:style-name="P151"><text:placeholder text:placeholder-type="text">&lt;formatLang(line.price_unit_net)&gt;</text:placeholder></text:p>
            <text:p text:style-name="P167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6"><text:span text:style-name="Strong_20_Emphasis"><text:span text:style-name="T64"><text:placeholder text:placeholder-type="text">&lt;if test="line.discount != 0.00 and not o.print_net_price"&gt;</text:placeholder></text:span></text:span><text:span text:style-name="Strong_20_Emphasis"><text:span text:style-name="T66"><text:placeholder text:placeholder-type="text">&lt;formatLang(line.discount, digits=1)&gt;</text:placeholder></text:span></text:span><text:span text:style-name="Strong_20_Emphasis"><text:span text:style-name="T64"><text:placeholder text:placeholder-type="text">&lt;/if&gt;</text:placeholder></text:span></text:span></text:p>
          </table:table-cell>
          <table:table-cell table:style-name="Tabella2.H9" office:value-type="string">
            <text:p text:style-name="P152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69"><text:placeholder text:placeholder-type="text">&lt;if test="line.price_subtotal != 0.00"&gt;</text:placeholder></text:p>
            <text:p text:style-name="P150"><text:placeholder text:placeholder-type="text">&lt;formatLang(line.price_subtotal)&gt;</text:placeholder></text:p>
            <text:p text:style-name="P147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5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70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3"><text:placeholder text:placeholder-type="text">&lt;line.name&gt;</text:placeholder></text:p>
            <text:p text:style-name="P76"><text:span text:style-name="Strong_20_Emphasis"><text:span text:style-name="T72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72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68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72"><text:placeholder text:placeholder-type="text">&lt;/if&gt;</text:placeholder></text:span></text:span></text:p>
            <text:p text:style-name="P103"><text:bookmark-start text:name="__DdeLink__1306_11017385391"/><text:span text:style-name="Strong_20_Emphasis"><text:span text:style-name="T72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1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39"><text:placeholder text:placeholder-type="text">&lt;if test="line.quantity != 0.00"&gt;</text:placeholder></text:p>
            <text:p text:style-name="P140"><text:span text:style-name="Strong_20_Emphasis"><text:span text:style-name="T69"><text:placeholder text:placeholder-type="text">&lt;if test="not o.print_hide_uom"&gt;</text:placeholder></text:span></text:span><text:span text:style-name="Strong_20_Emphasis"><text:span text:style-name="T69"><text:placeholder text:placeholder-type="text">&lt;if test="not line.uos_id.name == 'Unit(s)'"&gt;</text:placeholder></text:span></text:span><text:span text:style-name="T74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74"><text:placeholder text:placeholder-type="text">&lt;formatLang(line.quantity or 0.00)&gt;</text:placeholder></text:span></text:p>
            <text:p text:style-name="P138"><text:placeholder text:placeholder-type="text">&lt;/if&gt;</text:placeholder></text:p>
          </table:table-cell>
          <table:table-cell table:style-name="Tabella2.F12" office:value-type="string">
            <text:p text:style-name="P168"><text:placeholder text:placeholder-type="text">&lt;if test="line.quantity != 0.00 and not o.print_net_price"&gt;</text:placeholder></text:p>
            <text:p text:style-name="P172"><text:placeholder text:placeholder-type="text">&lt;formatLang(line.price_unit, digits=2)&gt;</text:placeholder></text:p>
            <text:p text:style-name="P168"><text:placeholder text:placeholder-type="text">&lt;/if&gt;</text:placeholder></text:p>
            <text:p text:style-name="P168"><text:placeholder text:placeholder-type="text">&lt;if test="line.quantity != 0.00 and o.print_net_price"&gt;</text:placeholder></text:p>
            <text:p text:style-name="P172"><text:placeholder text:placeholder-type="text">&lt;formatLang(line.price_unit_net)&gt;</text:placeholder></text:p>
            <text:p text:style-name="P168"><text:placeholder text:placeholder-type="text">&lt;/if&gt;</text:placeholder></text:p>
          </table:table-cell>
          <table:table-cell table:style-name="Tabella2.G12" office:value-type="string">
            <text:p text:style-name="P105"><text:span text:style-name="Strong_20_Emphasis"><text:span text:style-name="T64"><text:placeholder text:placeholder-type="text">&lt;if test="line.discount != 0.00 and not o.print_net_price"&gt;</text:placeholder></text:span></text:span><text:span text:style-name="Strong_20_Emphasis"><text:span text:style-name="T65"><text:placeholder text:placeholder-type="text">&lt;formatLang(line.discount,digits=1)&gt;</text:placeholder></text:span></text:span><text:span text:style-name="Strong_20_Emphasis"><text:span text:style-name="T64"><text:placeholder text:placeholder-type="text">&lt;/if&gt;</text:placeholder></text:span></text:span></text:p>
          </table:table-cell>
          <table:table-cell table:style-name="Tabella2.H12" office:value-type="string">
            <text:p text:style-name="P152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68"><text:placeholder text:placeholder-type="text">&lt;if test="line.price_subtotal != 0.00"&gt;</text:placeholder></text:p>
            <text:p text:style-name="P171"><text:placeholder text:placeholder-type="text">&lt;formatLang(line.price_subtotal)&gt;</text:placeholder></text:p>
            <text:p text:style-name="P166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4" table:number-columns-spanned="10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/>
      <text:p text:style-name="P61"/>
      <text:p text:style-name="P6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K"/>
        <table:table-column table:style-name="Table12.B"/>
        <table:table-column table:style-name="Table12.M"/>
        <table:table-column table:style-name="Table12.B"/>
        <table:table-column table:style-name="Table12.O"/>
        <table:table-column table:style-name="Table12.B"/>
        <table:table-column table:style-name="Table12.Q"/>
        <table:table-column table:style-name="Table12.B"/>
        <table:table-column table:style-name="Table12.S"/>
        <table:table-column table:style-name="Table12.B"/>
        <table:table-column table:style-name="Table12.U"/>
        <table:table-row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bookmark-start text:name="__DdeLink__943_1928623897"/><text:placeholder text:placeholder-type="text">&lt;get_label(o,'volume').lower()&gt;</text:placeholder><text:bookmark-end text:name="__DdeLink__943_1928623897"/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net_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8"><text:placeholder text:placeholder-type="text">&lt;if test="o.parcels&gt;0"&gt;</text:placeholder></text:p>
            <text:p text:style-name="P93"><text:placeholder text:placeholder-type="text">&lt;get_label(o,'parcels').lower(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table:number-columns-spanned="3" office:value-type="string">
            <text:p text:style-name="P93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86"/>
          </table:table-cell>
          <table:table-cell table:style-name="Table12.A1" table:number-columns-spanned="3" office:value-type="string">
            <text:p text:style-name="P88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translate(u'transport')&gt;</text:placeholder></text:p>
            <text:p text:style-name="P88"><text:placeholder text:placeholder-type="text">&lt;/if&gt;</text:placeholder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94"/>
          </table:table-cell>
          <table:table-cell table:style-name="Table12.A1" table:number-columns-spanned="3" office:value-type="string">
            <text:p text:style-name="P93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94"/>
          </table:table-cell>
          <table:table-cell table:style-name="Table12.A1" office:value-type="string">
            <text:p text:style-name="P88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3"><text:placeholder text:placeholder-type="text">&lt;translate(u'goods amount')&gt;</text:placeholder></text:p>
            <text:p text:style-name="P88"><text:placeholder text:placeholder-type="text">&lt;/if&gt;</text:placeholder></text:p>
          </table:table-cell>
        </table:table-row>
        <table:table-row table:style-name="Table12.2">
          <table:table-cell table:style-name="Table12.A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volume, digits=6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C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C2" office:value-type="string">
            <text:p text:style-name="P90"><text:bookmark-start text:name="__DdeLink__1014_54864676"/><text:placeholder text:placeholder-type="text">&lt;if test="invoice_weight()"&gt;</text:placeholder><text:bookmark-end text:name="__DdeLink__1014_54864676"/></text:p>
            <text:p text:style-name="P95"><text:placeholder text:placeholder-type="text">&lt;formatLang(o.net_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C2" office:value-type="string">
            <text:p text:style-name="P88"><text:placeholder text:placeholder-type="text">&lt;if test="o.parcels&gt;0"&gt;</text:placeholder></text:p>
            <text:p text:style-name="P208"><text:placeholder text:placeholder-type="text">&lt;o.parcels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C2" table:number-columns-spanned="3" office:value-type="string">
            <text:p text:style-name="P93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86"/>
          </table:table-cell>
          <table:table-cell table:style-name="Table12.C2" table:number-columns-spanned="3" office:value-type="string">
            <text:p text:style-name="P88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formatLang(get_total_transport(o.invoice_line))&gt;</text:placeholder></text:p>
            <text:p text:style-name="P88"><text:bookmark text:name="__DdeLink__2249_5486467612"/><text:placeholder text:placeholder-type="text">&lt;/if&gt;</text:placeholder></text:p>
            <text:p text:style-name="P88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94"/>
          </table:table-cell>
          <table:table-cell table:style-name="Table12.C2" table:number-columns-spanned="3" office:value-type="string">
            <text:p text:style-name="P93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T2" office:value-type="string">
            <text:p text:style-name="P94"/>
          </table:table-cell>
          <table:table-cell table:style-name="Table12.C2" office:value-type="string">
            <text:p text:style-name="P88"><text:placeholder text:placeholder-type="text">&lt;if test="check_installed_module('delivery_invoice_report')"&gt;</text:placeholder></text:p>
            <text:p text:style-name="P93"><text:placeholder text:placeholder-type="text">&lt;formatLang(get_total_goods(o.invoice_line))&gt;</text:placeholder></text:p>
            <text:p text:style-name="P88"><text:bookmark text:name="__DdeLink__2249_5486467631"/><text:placeholder text:placeholder-type="text">&lt;/if&gt;</text:placeholder></text:p>
          </table:table-cell>
        </table:table-row>
        <table:table-row table:style-name="Table12.3">
          <table:table-cell table:style-name="Table12.A3" table:number-columns-spanned="21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9" office:value-type="string">
            <text:p text:style-name="P45"><text:span text:style-name="T14"><text:placeholder text:placeholder-type="text">&lt;setLang(o.partner_id.lang or  'en_US')&gt;</text:placeholder></text:span><text:span text:style-name="T46"><text:placeholder text:placeholder-type="text">&lt;translate(u'description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45"/>
          </table:table-cell>
          <table:table-cell table:style-name="Table12.K4" table:number-columns-spanned="3" office:value-type="string">
            <text:p text:style-name="P204"><text:span text:style-name="T41"><text:placeholder text:placeholder-type="text">&lt;if test="not variant_images()"&gt;</text:placeholder></text:span><text:span text:style-name="T75">Imponib</text:span><text:soft-page-break/><text:span text:style-name="T75">ile </text:span><text:span text:style-name="T38"><text:placeholder text:placeholder-type="text">&lt;/if&gt;</text:placeholder></text:span><text:span text:style-name="T16"><text:placeholder text:placeholder-type="text">&lt;if test="o.partner_id.lang != 'it_IT'"&gt;</text:placeholder></text:span><text:span text:style-name="T31"> </text:span><text:span text:style-name="T74"><text:placeholder text:placeholder-type="text">&lt;get_label(o,'amount_untaxed').lower()&gt;</text:placeholder></text:span><text:span text:style-name="T16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46"/>
          </table:table-cell>
          <table:table-cell table:style-name="Table12.K4" table:number-columns-spanned="3" office:value-type="string">
            <text:p text:style-name="P204"><text:span text:style-name="T41"><text:placeholder text:placeholder-type="text">&lt;if test="not variant_images()"&gt;</text:placeholder></text:span><text:span text:style-name="T75">Imposta </text:span><text:soft-page-break/><text:span text:style-name="T38"><text:placeholder text:placeholder-type="text">&lt;/if&gt;</text:placeholder></text:span><text:span text:style-name="T16"><text:placeholder text:placeholder-type="text">&lt;if test="o.partner_id.lang != 'it_IT'"&gt;</text:placeholder></text:span><text:span text:style-name="T74"><text:placeholder text:placeholder-type="text">&lt;get_label(o,'amount_tax').lower()&gt;</text:placeholder></text:span><text:span text:style-name="T16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163"/>
          </table:table-cell>
          <table:table-cell table:style-name="Table12.K4" table:number-columns-spanned="3" office:value-type="string">
            <text:p text:style-name="P164"><text:span text:style-name="T39"><text:placeholder text:placeholder-type="text">&lt;if test="not variant_images()"&gt;</text:placeholder></text:span><text:span text:style-name="T57">Totale </text:span><text:span text:style-name="T58">Fattura</text:span><text:span text:style-name="T76"> </text:span><text:soft-page-break/><text:span text:style-name="T40"><text:placeholder text:placeholder-type="text">&lt;/if&gt;</text:placeholder></text:span><text:span text:style-name="T17"><text:placeholder text:placeholder-type="text">&lt;if test="o.partner_id.lang != 'it_IT'"&gt;</text:placeholder></text:span><text:placeholder text:placeholder-type="text">&lt;translate(u'total invoice')&gt;</text:placeholder><text:span text:style-name="T17"><text:placeholder text:placeholder-type="text">&lt;/if&gt;</text:placeholder></text:span></text:p>
          </table:table-cell>
          <table:covered-table-cell/>
          <table:covered-table-cell/>
        </table:table-row>
        <table:table-row table:style-name="Table12.5">
          <table:table-cell table:style-name="Table12.B1" table:number-columns-spanned="21" office:value-type="string">
            <text:p text:style-name="P55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2" table:number-columns-spanned="9" office:value-type="string">
            <text:p text:style-name="P3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36"/>
          </table:table-cell>
          <table:table-cell table:style-name="Table12.A2" table:number-columns-spanned="3" office:value-type="string">
            <text:p text:style-name="P36"><text:placeholder text:placeholder-type="text">&lt;formatLang(line.base)&gt;</text:placeholder></text:p>
          </table:table-cell>
          <table:covered-table-cell/>
          <table:covered-table-cell/>
          <table:table-cell table:style-name="Table12.B1" office:value-type="string">
            <text:p text:style-name="P46"/>
          </table:table-cell>
          <table:table-cell table:style-name="Table12.A2" table:number-columns-spanned="3" office:value-type="string">
            <text:p text:style-name="P36"><text:bookmark-start text:name="__DdeLink__4092_957107792"/><text:placeholder text:placeholder-type="text">&lt;formatLang(line.amount)&gt;</text:placeholder><text:bookmark-end text:name="__DdeLink__4092_957107792"/></text:p>
          </table:table-cell>
          <table:covered-table-cell/>
          <table:covered-table-cell/>
          <table:table-cell table:style-name="Table12.B1" office:value-type="string">
            <text:p text:style-name="P158"/>
          </table:table-cell>
          <table:table-cell table:style-name="Table12.S8" table:number-columns-spanned="3" office:value-type="string">
            <text:p text:style-name="P49"/>
          </table:table-cell>
          <table:covered-table-cell/>
          <table:covered-table-cell/>
        </table:table-row>
        <table:table-row table:style-name="Table12.7">
          <table:table-cell table:style-name="Table12.B1" table:number-columns-spanned="21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87"/>
          </table:table-cell>
          <table:table-cell table:style-name="Table12.O8" table:number-columns-spanned="3" office:value-type="string">
            <text:p text:style-name="P57"><text:placeholder text:placeholder-type="text">&lt;if test="len(get_group_tax(o.tax_line)) &gt; 1"&gt;</text:placeholder></text:p>
            <text:p text:style-name="P39"><text:bookmark-start text:name="__DdeLink__5002_1615888330"/><text:placeholder text:placeholder-type="text">&lt;formatLang(o.base_amount_tax)&gt;</text:placeholder><text:bookmark-end text:name="__DdeLink__5002_1615888330"/></text:p>
            <text:p text:style-name="P57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46"/>
          </table:table-cell>
          <table:table-cell table:style-name="Table12.O8" table:number-columns-spanned="3" office:value-type="string">
            <text:p text:style-name="P58"><text:placeholder text:placeholder-type="text">&lt;if test="len(get_group_tax(o.tax_line)) &gt; 1"&gt;</text:placeholder></text:p>
            <text:p text:style-name="P39"><text:placeholder text:placeholder-type="text">&lt;formatLang(o.tax_amount_tax)&gt;</text:placeholder></text:p>
            <text:p text:style-name="P57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159"/>
          </table:table-cell>
          <table:table-cell table:style-name="Table12.S8" table:number-columns-spanned="3" office:value-type="string">
            <text:p text:style-name="P174"><text:placeholder text:placeholder-type="text">&lt;formatLang(o.total_amount_tax)&gt;</text:placeholder></text:p>
          </table:table-cell>
          <table:covered-table-cell/>
          <table:covered-table-cell/>
        </table:table-row>
        <table:table-row table:style-name="Table12.3">
          <table:table-cell table:style-name="Table12.A9" table:number-columns-spanned="21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placeholder text:placeholder-type="text">&lt;for each="ddt in invoice_tree(o.invoice_line, o.stock_picking_package_preparation_ids)"&gt;</text:placeholder></text:p>
      <text:p text:style-name="P60"><text:placeholder text:placeholder-type="text">&lt;for each="line in ddt['lines']"&gt;</text:placeholder></text:p>
      <text:p text:style-name="P60"><text:placeholder text:placeholder-type="text">&lt;if test="not is_printable_invoice_line_tax(line.invoice_line_tax_id)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107"><text:placeholder text:placeholder-type="text">&lt;line.name&gt;</text:placeholder></text:p>
          </table:table-cell>
          <table:table-cell table:style-name="Table10.B1" office:value-type="string">
            <text:p text:style-name="P155"/>
          </table:table-cell>
          <table:table-cell table:style-name="Table10.A1" office:value-type="string">
            <text:p text:style-name="P107"><text:placeholder text:placeholder-type="text">&lt;formatLang(line.price_subtotal)&gt;</text:placeholder></text:p>
          </table:table-cell>
          <table:table-cell table:style-name="Table10.B1" office:value-type="string">
            <text:p text:style-name="P50"/>
          </table:table-cell>
          <table:table-cell table:style-name="Table10.E1" office:value-type="string">
            <text:p text:style-name="P50"/>
          </table:table-cell>
          <table:table-cell table:style-name="Table10.B1" office:value-type="string">
            <text:p text:style-name="P162"/>
          </table:table-cell>
          <table:table-cell table:style-name="Table10.E1" office:value-type="string">
            <text:p text:style-name="P162"/>
          </table:table-cell>
        </table:table-row>
      </table:table>
      <text:p text:style-name="P60"><text:placeholder text:placeholder-type="text">&lt;/if&gt;</text:placeholder></text:p>
      <text:p text:style-name="P62"><text:placeholder text:placeholder-type="text">&lt;/for&gt;</text:placeholder></text:p>
      <text:p text:style-name="P62"><text:placeholder text:placeholder-type="text">&lt;/for&gt;</text:placeholder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B"/>
        <table:table-column table:style-name="Table9.G"/>
        <table:table-row table:style-name="Table9.1">
          <table:table-cell table:style-name="Table9.A1" office:value-type="string">
            <text:p text:style-name="P38"><text:placeholder text:placeholder-type="text">&lt;translate(u'balance due')&gt;</text:placeholder></text:p>
          </table:table-cell>
          <table:table-cell table:style-name="Table9.B1" office:value-type="string">
            <text:p text:style-name="P153"/>
          </table:table-cell>
          <table:table-cell table:style-name="Table9.A1" office:value-type="string">
            <text:p text:style-name="P154"><text:placeholder text:placeholder-type="text">&lt;formatLang(o.residual)&gt;</text:placeholder></text:p>
          </table:table-cell>
          <table:table-cell table:style-name="Table9.B1" office:value-type="string">
            <text:p text:style-name="P47"/>
          </table:table-cell>
          <table:table-cell table:style-name="Table9.E1" office:value-type="string">
            <text:p text:style-name="P48"/>
          </table:table-cell>
          <table:table-cell table:style-name="Table9.B1" office:value-type="string">
            <text:p text:style-name="P160"/>
          </table:table-cell>
          <table:table-cell table:style-name="Table9.G1" office:value-type="string">
            <text:p text:style-name="P161"/>
          </table:table-cell>
        </table:table-row>
      </table:table>
      <text:p text:style-name="P17"/>
      <text:p text:style-name="P145"><text:placeholder text:placeholder-type="text">&lt;if test="o.print_payment_in_footer"&gt;</text:placeholder></text:p>
      <text:p text:style-name="P133"><text:placeholder text:placeholder-type="text">&lt;if test="o.move_id"&gt;</text:placeholder></text:p>
      <text:p text:style-name="P135"><text:placeholder text:placeholder-type="text">&lt;get_label(o,'date_due')&gt;</text:placeholder></text:p>
      <text:p text:style-name="P133"><text:placeholder text:placeholder-type="text">&lt;/if&gt;</text:placeholder></text:p>
      <text:p text:style-name="P134"><text:placeholder text:placeholder-type="text">&lt;for each="line in invoice_move_lines(o.move_id)"&gt;</text:placeholder></text:p>
      <text:p text:style-name="P137"><text:placeholder text:placeholder-type="text">&lt;setLang('it_IT')&gt;</text:placeholder></text:p>
      <text:p text:style-name="P136"><text:span text:style-name="T61"><text:placeholder text:placeholder-type="text">&lt;formatLang(line.date_maturity,date=True) or ''&gt;</text:placeholder></text:span><text:span text:style-name="T61"> </text:span><text:span text:style-name="T13"><text:placeholder text:placeholder-type="text">&lt;setLang(o.partner_id.lang or  'it_IT')&gt;</text:placeholder></text:span><text:span text:style-name="T13"> <text:s/></text:span><text:span text:style-name="T61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10"><text:placeholder text:placeholder-type="text">&lt;/for&gt;</text:placeholder></text:p>
      <text:p text:style-name="P123"><text:placeholder text:placeholder-type="text">&lt;if test="o.type == 'out_invoice' "&gt;</text:placeholder></text:p>
      <text:p text:style-name="P123"><text:placeholder text:placeholder-type="text">&lt;if test="o.state == 'proforma2'"&gt;</text:placeholder><text:span text:style-name="T25"><text:placeholder text:placeholder-type="text">&lt;setLang('it_IT')&gt;</text:placeholder></text:span></text:p>
      <text:p text:style-name="P125"><text:placeholder text:placeholder-type="text">&lt;formatLang(o.date_due, date=True) or ''&gt;</text:placeholder></text:p>
      <text:p text:style-name="P132"><text:placeholder text:placeholder-type="text">&lt;setLang(o.partner_id.lang or  'it_IT')&gt;</text:placeholder></text:p>
      <text:p text:style-name="P124"><text:placeholder text:placeholder-type="text">&lt;/if&gt;</text:placeholder></text:p>
      <text:p text:style-name="P102"><text:placeholder text:placeholder-type="text">&lt;/if&gt;</text:placeholder></text:p>
      <text:p text:style-name="P102"><text:placeholder text:placeholder-type="text">&lt;/if&gt;</text:placeholder></text:p>
      <text:p text:style-name="P156"><text:placeholder text:placeholder-type="text">&lt;o.fiscal_position.note or ''&gt;</text:placeholder></text:p>
      <text:p text:style-name="P173"><text:placeholder text:placeholder-type="text">&lt;if test="check_installed_module('account_fiscal_position_rule_partner')"&gt;</text:placeholder></text:p>
      <text:p text:style-name="P148"><text:placeholder text:placeholder-type="text">&lt;if test="o.account_fiscal_position_rule_id"&gt;</text:placeholder></text:p>
      <text:p text:style-name="P157"><text:span text:style-name="T62">C</text:span><text:span text:style-name="T63">ome da vs. dichiarazione di intento n° </text:span><text:bookmark-start text:name="__DdeLink__1227_18662342702"/><text:span text:style-name="T63"><text:placeholder text:placeholder-type="text">&lt;o.account_fiscal_position_rule_id.name&gt;</text:placeholder></text:span><text:bookmark-end text:name="__DdeLink__1227_18662342702"/><text:span text:style-name="T63"> del </text:span><text:span text:style-name="T63"><text:placeholder text:placeholder-type="text">&lt;formatLang(o.account_fiscal_position_rule_id.date_issue, date=True) or ''&gt;</text:placeholder></text:span><text:span text:style-name="T63"> ricevuta in data </text:span><text:bookmark-start text:name="__DdeLink__1234_18662342702"/><text:span text:style-name="T63"><text:placeholder text:placeholder-type="text">&lt;formatLang(o.account_fiscal_position_rule_id.date_reception, date=True) or ''&gt;</text:placeholder></text:span><text:bookmark-end text:name="__DdeLink__1234_18662342702"/><text:span text:style-name="T63"> e protocollata al n</text:span><text:bookmark-start text:name="__DdeLink__3853_18662342702"/><text:span text:style-name="T63">°</text:span><text:bookmark-end text:name="__DdeLink__3853_18662342702"/><text:span text:style-name="T63"> </text:span><text:span text:style-name="T63"><text:placeholder text:placeholder-type="text">&lt;o.account_fiscal_position_rule_id.number_protocol&gt;</text:placeholder></text:span><text:span text:style-name="T63">.</text:span></text:p>
      <text:p text:style-name="P148"><text:placeholder text:placeholder-type="text">&lt;/if&gt;</text:placeholder></text:p>
      <text:p text:style-name="P149"><text:placeholder text:placeholder-type="text">&lt;/if&gt;</text:placeholder></text:p>
      <text:p text:style-name="P118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9.0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2" style:family="table-row">
      <style:table-row-properties style:min-row-height="0.011cm" fo:keep-together="auto"/>
    </style:style>
    <style:style style:name="Table3.A2" style:family="table-cell">
      <style:table-cell-properties style:vertical-align="" fo:padding-left="0.049cm" fo:padding-right="0.049cm" fo:padding-top="0cm" fo:padding-bottom="0cm" fo:border="none"/>
    </style:style>
    <style:style style:name="Table3.5" style:family="table-row">
      <style:table-row-properties style:min-row-height="0.125cm" fo:keep-together="auto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219d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219d0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219d0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219d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219d0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7" style:family="paragraph" style:parent-style-name="Standard">
      <style:text-properties fo:font-size="2pt" officeooo:paragraph-rsid="02b219d0" style:font-size-asian="1.75pt" style:font-size-complex="2pt"/>
    </style:style>
    <style:style style:name="M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80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81" style:family="paragraph" style:parent-style-name="Standard">
      <style:text-properties fo:font-size="4pt" style:font-size-asian="3.5pt" style:font-size-complex="4pt"/>
    </style:style>
    <style:style style:name="MP8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3" style:family="paragraph" style:parent-style-name="Standard">
      <style:text-properties fo:font-size="2pt" style:font-size-asian="1.75pt" style:font-size-complex="2pt"/>
    </style:style>
    <style:style style:name="MP8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20"><text:placeholder text:placeholder-type="text">&lt;setLang(o.partner_id.lang or  'en_US')&gt;</text:placeholder></text:p>
            </table:table-cell>
          </table:table-row>
          <table:table-row table:style-name="Table3.2">
            <table:table-cell table:style-name="Table3.A2" office:value-type="string">
              <text:p text:style-name="MP21"><text:placeholder text:placeholder-type="text">&lt;get_label(o.payment_term, 'name')&gt;</text:placeholder></text:p>
            </table:table-cell>
          </table:table-row>
          <table:table-row table:style-name="Table3.2">
            <table:table-cell table:style-name="Table3.A2" office:value-type="string"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2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2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4"><text:placeholder text:placeholder-type="text">&lt;/for&gt;</text:placeholder></text:p>
            </table:table-cell>
          </table:table-row>
          <table:table-row table:style-name="Table3.2">
            <table:table-cell table:style-name="Table3.A2" office:value-type="string">
              <text:p text:style-name="MP23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23"><text:placeholder text:placeholder-type="text">&lt;for each="bank in get_bank_riba()"&gt;</text:placeholder></text:p>
              <text:p text:style-name="MP22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25"><text:placeholder text:placeholder-type="text">&lt;/for&gt;</text:placeholder></text:p>
              <text:p text:style-name="MP23"><text:placeholder text:placeholder-type="text">&lt;/if&gt;</text:placeholder></text:p>
            </table:table-cell>
          </table:table-row>
          <table:table-row table:style-name="Table3.5">
            <table:table-cell table:style-name="Table3.A2" office:value-type="string">
              <text:p text:style-name="MP26"/>
            </table:table-cell>
          </table:table-row>
        </table:table>
        <text:p text:style-name="MP27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8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29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0"/>
            </table:table-cell>
            <table:table-cell table:style-name="Table2.A1" table:number-columns-spanned="2" office:value-type="string">
              <text:p text:style-name="MP31"/>
            </table:table-cell>
            <table:covered-table-cell/>
            <table:table-cell table:style-name="Table2.A1" office:value-type="string">
              <text:p text:style-name="MP32"><text:placeholder text:placeholder-type="text">&lt;if test="check_installed_module('account_invoice_shipping_address')"&gt;</text:placeholder></text:p>
              <text:p text:style-name="MP33"><text:placeholder text:placeholder-type="text">&lt;if test="o.address_shipping_id and o.address_shipping_id != o.partner_id"&gt;</text:placeholder></text:p>
              <text:p text:style-name="MP34"><text:tab/></text:p>
              <text:p text:style-name="MP35"><text:span text:style-name="MT32"><text:placeholder text:placeholder-type="text">&lt;get_label(o,'address_shipping_id')&gt;</text:placeholder></text:span><text:span text:style-name="MT33">:</text:span></text:p>
              <text:p text:style-name="MP36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36"><text:placeholder text:placeholder-type="text">&lt;o.address_shipping_id.street or ''&gt;</text:placeholder> <text:placeholder text:placeholder-type="text">&lt;o.address_shipping_id.street2 or ''&gt;</text:placeholder></text:p>
              <text:p text:style-name="MP37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38"><text:span text:style-name="MT36"><text:tab/></text:span><text:span text:style-name="MT37"><text:tab/></text:span></text:p>
              <text:p text:style-name="MP39"><text:placeholder text:placeholder-type="text">&lt;/if&gt;</text:placeholder></text:p>
              <text:p text:style-name="MP40"><text:placeholder text:placeholder-type="text">&lt;/if&gt;</text:placeholder></text:p>
              <text:p text:style-name="MP41"><text:placeholder text:placeholder-type="text">&lt;if test="check_installed_module('account_invoice_destination')"&gt;</text:placeholder></text:p>
              <text:p text:style-name="MP41"><text:placeholder text:placeholder-type="text">&lt;if test="o.address_destination_id"&gt;</text:placeholder></text:p>
              <text:p text:style-name="MP42"><text:tab/></text:p>
              <text:p text:style-name="MP43"><text:span text:style-name="MT32"><text:placeholder text:placeholder-type="text">&lt;get_label(o,'address_destination_id')&gt;</text:placeholder></text:span><text:span text:style-name="MT33">:</text:span></text:p>
              <text:p text:style-name="MP44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44"><text:placeholder text:placeholder-type="text">&lt;o.address_destination_id.street or ''&gt;</text:placeholder> <text:placeholder text:placeholder-type="text">&lt;o.address_destination_id.street2 or ''&gt;</text:placeholder></text:p>
              <text:p text:style-name="MP4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6"><text:tab/></text:p>
              <text:p text:style-name="MP47"><text:placeholder text:placeholder-type="text">&lt;/if&gt;</text:placeholder></text:p>
              <text:p text:style-name="MP48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tab/></text:p>
              <text:p text:style-name="MP52"><text:placeholder text:placeholder-type="text">&lt;translate(u'Registered office')&gt;</text:placeholder></text:p>
              <text:p text:style-name="MP53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54"><text:placeholder text:placeholder-type="text">&lt;o.partner_id.street or ''&gt;</text:placeholder> <text:placeholder text:placeholder-type="text">&lt;o.partner_id.street2 or ''&gt;</text:placeholder></text:p>
              <text:p text:style-name="MP55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1"><text:tab/></text:p>
              <text:p text:style-name="MP56"><text:placeholder text:placeholder-type="text">&lt;/if&gt;</text:placeholder></text:p>
              <text:p text:style-name="MP56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57"/>
            </table:table-cell>
            <table:table-cell table:style-name="Table2.A1" office:value-type="string">
              <text:p text:style-name="MP58"><text:bookmark-start text:name="__DdeLink__2217_7448110691"/><text:tab/><text:bookmark-end text:name="__DdeLink__2217_7448110691"/></text:p>
              <text:p text:style-name="MP59"><text:placeholder text:placeholder-type="text">&lt;translate(u'billing address')&gt;</text:placeholder></text:p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0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1"><text:placeholder text:placeholder-type="text">&lt;/for&gt;</text:placeholder></text:p>
              <text:p text:style-name="MP62"><text:placeholder text:placeholder-type="text">&lt;if test="o.partner_id.fiscalcode"&gt;</text:placeholder></text:p>
              <text:p text:style-name="MP63"><text:span text:style-name="MT22">C.F.<text:tab/>: </text:span><text:span text:style-name="MT21"><text:placeholder text:placeholder-type="text">&lt;o.partner_id.fiscalcode or ''&gt;</text:placeholder></text:span></text:p>
              <text:p text:style-name="MP62"><text:placeholder text:placeholder-type="text">&lt;/if&gt;</text:placeholder></text:p>
              <text:p text:style-name="MP64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65"><text:tab/></text:p>
            </table:table-cell>
          </table:table-row>
        </table:table>
        <text:p text:style-name="MP66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7"><text:s/></text:p>
            </table:table-cell>
            <table:table-cell table:style-name="Table8.B1" office:value-type="string">
              <text:p text:style-name="MP68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9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70"><text:placeholder text:placeholder-type="text">&lt;get_label(o.payment_term, 'name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71"><text:placeholder text:placeholder-type="text">&lt;o.payment_term and o.payment_term.note or o.payment_term and o.payment_term.name or ''&gt;</text:placeholder></text:p>
              <text:p text:style-name="MP72"><text:placeholder text:placeholder-type="text">&lt;for each="bank in get_bank()"&gt;</text:placeholder></text:p>
              <text:p text:style-name="MP73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74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75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7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76"><text:placeholder text:placeholder-type="text">&lt;for each="bank in get_bank_riba()"&gt;</text:placeholder></text:p>
              <text:p text:style-name="MP77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78"><text:placeholder text:placeholder-type="text">&lt;/for&gt;</text:placeholder></text:p>
              <text:p text:style-name="MP76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79"/>
            </table:table-cell>
            <table:covered-table-cell/>
          </table:table-row>
        </table:table>
        <text:p text:style-name="MP80"/>
      </style:header-first>
      <style:footer>
        <text:p text:style-name="MP8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2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83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4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83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2T12:12:44.378638415</dc:date>
    <meta:editing-duration>P6DT15H42M8S</meta:editing-duration>
    <meta:editing-cycles>914</meta:editing-cycles>
    <meta:generator>LibreOffice/5.1.6.2$Linux_X86_64 LibreOffice_project/10m0$Build-2</meta:generator>
    <meta:document-statistic meta:table-count="12" meta:image-count="0" meta:object-count="0" meta:page-count="2" meta:paragraph-count="258" meta:word-count="804" meta:character-count="10972" meta:non-whitespace-character-count="10392"/>
  </office:meta>
</office:document-meta>
</file>